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1" svg:font-family="Andalus"/>
    <style:font-face style:name="Arial" svg:font-family="Arial"/>
    <style:font-face style:name="Calibri1" svg:font-family="Calibri"/>
    <style:font-face style:name="DejaVu Sans1" svg:font-family="'DejaVu Sans'"/>
    <style:font-face style:name="Andalus" svg:font-family="Andalus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textarea-vertical-align="middle" draw:fit-to-contour="true" fo:min-height="11.048cm" draw:visible-area-left="0cm" draw:visible-area-top="0cm" draw:visible-area-width="5cm" draw:visible-area-height="5cm" draw:ole-draw-aspect="1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3.67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1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utonomous Intersection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Fayed &amp; Alex Wi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oject Scope &amp; Re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way 3-dedicated-lane intersection with a centralized architecture and minimum V2V communication.</text:span></text:p>
            </text:list-item>
            <text:list-item>
              <text:p text:style-name="P7"><text:span text:style-name="T4">No communication failure, delay, or execution error</text:span></text:p>
            </text:list-item>
            <text:list-item>
              <text:p text:style-name="P6"><text:span text:style-name="T4">We are using ROS and RViz for visualization.</text:span></text:p>
            </text:list-item>
            <text:list-item>
              <text:p text:style-name="P6"><text:span text:style-name="T4">Updat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Visualization with RViz done</text:span></text:p>
                </text:list-item>
                <text:list-item>
                  <text:p text:style-name="P6"><text:span text:style-name="T4">More advanced ACC developed</text:span></text:p>
                </text:list-item>
                <text:list-item>
                  <text:p text:style-name="P6"><text:span text:style-name="T4">Different System modes (including our improved policy)</text:span></text:p>
                </text:list-item>
              </text:list>
            </text:list-item>
          </text:list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Video for Policy 0 with pan and z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2" draw:text-style-name="P2" draw:layer="layout" svg:width="18.006cm" svg:height="3.692cm" svg:x="0.789cm" svg:y="0.73cm">
          <text:p text:style-name="P5"><text:span text:style-name="T6">Video with all policies running side by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5" draw:text-style-name="P2" draw:layer="layout" svg:width="29.207cm" svg:height="3.679cm" svg:x="1.435cm" svg:y="0cm">
          <text:p text:style-name="P5"><text:span text:style-name="T6">Challenges &amp; Time Cr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185cm" svg:height="1.435cm" svg:x="1.266cm" svg:y="4.158cm">
          <text:list text:style-name="L4">
            <text:list-item>
              <text:p text:style-name="P7"><text:span text:style-name="T4">Developing a stress testing technique (on hol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custom-shape draw:name="TextShape 1" draw:style-name="gr5" draw:text-style-name="P2" draw:layer="layout" svg:width="29.207cm" svg:height="3.679cm" svg:x="1.451cm" svg:y="0cm">
          <text:p text:style-name="P5"><text:span text:style-name="T6">Have we hit our Measures of Succes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8.785cm" svg:height="10.997cm" svg:x="1.662cm" svg:y="4.558cm">
          <text:p text:style-name="P3"><text:span text:style-name="T7">Comparing efficiency (delay) between different modes</text:span></text:p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Traffic Lights</text:span></text:p>
                    </text:list-item>
                    <text:list-item>
                      <text:p text:style-name="P7"><text:span text:style-name="T8">Stops Signs</text:span></text:p>
                    </text:list-item>
                    <text:list-item>
                      <text:p text:style-name="P7"><text:span text:style-name="T8">Dresner &amp; Stone’s policy</text:span></text:p>
                    </text:list-item>
                    <text:list-item>
                      <text:p text:style-name="P7"><text:span text:style-name="T8">Our policy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7"><text:span text:style-name="T7">Our policy should at least provide shorter delays than current Traffic Light and Stop sign systems</text:span></text:p>
                </text:list-item>
                <text:list-item>
                  <text:p text:style-name="P7"><text:span text:style-name="T7">Stretch goal: Shorter delay than Dresner &amp; Stone’s polic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5" draw:text-style-name="P2" draw:layer="layout" svg:width="29.207cm" svg:height="5.436cm" svg:x="2.328cm" svg:y="0.136cm">
          <text:p text:style-name="P8"><text:span text:style-name="T6">Graph with analysis of delay per policy with N increasing to about a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30.478cm" svg:height="11.047cm" svg:x="1.779cm" svg:y="5.716cm">
          <text:list text:style-name="L7">
            <text:list-item>
              <text:p text:style-name="P7"><text:span text:style-name="T9">Avg Delay: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10">Policy 0 (Old): 100 cars in 20 secs 22.4 Avg delay (took 146 sec execution)</text:span></text:p>
                </text:list-item>
                <text:list-item>
                  <text:p text:style-name="P7"><text:span text:style-name="T10">Policy 1:</text:span></text:p>
                </text:list-item>
                <text:list-item>
                  <text:p text:style-name="P7"><text:span text:style-name="T10">Policy 2: 100 cars in 20 secs 47.5 Avg delay (took 137 sec execution)</text:span></text:p>
                </text:list-item>
                <text:list-item>
                  <text:p text:style-name="P7"><text:span text:style-name="T10">Policy 3: 100 cars in 20 secs 33.7 Avg delay (took 89 sec execution)</text:span></text:p>
                </text:list-item>
                <text:list-item>
                  <text:p text:style-name="P7"><text:span text:style-name="T10"><text:s/></text:span></text:p>
                </text:list-item>
                <text:list-item>
                  <text:p text:style-name="P7"><text:span text:style-name="T10"><text:s/></text:span></text:p>
                </text:list-item>
                <text:list-item>
                  <text:p text:style-name="P7"><text:span text:style-name="T10">Note to mention: These execution times include the ACC computation for each vehicle and are not as optimized as can be running on a decent laptop at 0.1s granularity. With a little bit of optimization and more processing power we would like to argue that this can definitely be done in Real Tim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5" draw:text-style-name="P2" draw:layer="layout" svg:width="29.207cm" svg:height="3.679cm" svg:x="2.328cm" svg:y="1.014cm">
          <text:p text:style-name="P8"><text:span text:style-name="T6">Extra Video with max number of cars system can 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30.478cm" svg:height="11.047cm" svg:x="1.693cm" svg:y="4.457cm"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frame presentation:style-name="pr5" draw:layer="layout" svg:width="29.207cm" svg:height="3.679cm" svg:x="2.328cm" svg:y="1.014cm" presentation:class="title" presentation:user-transformed="true">
          <draw:text-box>
            <text:p text:style-name="P9"><text:span text:style-name="T6">Extra Video with Teslas (Not Accurate)</text:span></text:p>
          </draw:text-box>
        </draw:frame>
        <draw:frame draw:style-name="gr8" draw:layer="layout" svg:width="30.478cm" svg:height="11.047cm" svg:x="1.693cm" svg:y="4.457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1" svg:font-family="Andalus"/>
    <style:font-face style:name="Arial" svg:font-family="Arial"/>
    <style:font-face style:name="Calibri1" svg:font-family="Calibri"/>
    <style:font-face style:name="DejaVu Sans1" svg:font-family="'DejaVu Sans'"/>
    <style:font-face style:name="Andalus" svg:font-family="Andalus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3T19:12:25.304246030</dc:date>
    <meta:editing-cycles>73</meta:editing-cycles>
    <dc:title>Autonomous Intersection Management</dc:title>
    <meta:editing-duration>P1DT16H53M50S</meta:editing-duration>
    <meta:generator>LibreOffice/5.1.6.2$Linux_X86_64 LibreOffice_project/10m0$Build-2</meta:generator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